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76e7a" officeooo:paragraph-rsid="00176e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 Design report.</text:p>
      <text:p text:style-name="P1"><text:tab/>Our Deadwood Game program closely follows the Model View Controller method of design. Our controller interacts only with the model, our model alters the view, and the view gives the options to the user to interact with the controller.</text:p>
      <text:p text:style-name="P1"><text:tab/>The buttons used in the GUI are updated before every turn and after every action to ensure that the user is not doing anything against the rules of the game, and all of the data that the model holds is adjusted by itself. The controller merely tells the model what it needs to update. Once the model is updated it informs the view of these updates so that the user knows what the consequences of the action they took.</text:p>
      <text:p text:style-name="P1"><text:tab/>Because all the classes only effect themselves directly, they are De-coupled to the best of our ability, while maintaining cohesion by having all of the necessary updates for an action in one loc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6:54:41.006973072</meta:creation-date>
    <dc:date>2019-06-10T17:02:35.438128822</dc:date>
    <meta:editing-duration>PT7M55S</meta:editing-duration>
    <meta:editing-cycles>1</meta:editing-cycles>
    <meta:document-statistic meta:table-count="0" meta:image-count="0" meta:object-count="0" meta:page-count="1" meta:paragraph-count="4" meta:word-count="155" meta:character-count="884" meta:non-whitespace-character-count="728"/>
    <meta:generator>LibreOffice/5.1.6.2$Linux_X86_64 LibreOffice_project/10m0$Build-2</meta:generator>
  </office:meta>
</office:document-meta>
</file>